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78a9" officeooo:paragraph-rsid="000778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iro, você precisa ,de uma pasta de dentes esfregue cuidadosamente para não machucar a gengiva , emsxague <text:s/>e fi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5:12:31.272000000</meta:creation-date>
    <dc:date>2018-06-14T15:23:36.273000000</dc:date>
    <meta:editing-duration>PT10M38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1" meta:word-count="19" meta:character-count="116" meta:non-whitespace-character-count="97"/>
  </office:meta>
</office:document-meta>
</file>